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맑은 고딕" svg:font-family="'맑은 고딕'" style:font-family-generic="moder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paragraph-properties fo:text-align="center" style:justify-single-word="false"/>
      <style:text-properties fo:font-weight="bold" style:font-weight-asian="bold"/>
    </style:style>
    <style:style style:name="P3" style:family="paragraph" style:parent-style-name="Standard">
      <style:paragraph-properties fo:margin-left="0.25in" fo:margin-right="0in" fo:text-indent="0in" style:auto-text-indent="false">
        <style:tab-stops/>
      </style:paragraph-properties>
      <style:text-properties fo:font-weight="bold" style:font-weight-asian="bold"/>
    </style:style>
    <style:style style:name="P4" style:family="paragraph" style:parent-style-name="Standard">
      <style:paragraph-properties fo:margin-left="0.25in" fo:margin-right="0in" fo:text-indent="0in" style:auto-text-indent="false">
        <style:tab-stops/>
      </style:paragraph-properties>
    </style:style>
    <style:style style:name="P5" style:family="paragraph" style:parent-style-name="Normal">
      <style:paragraph-properties fo:margin-left="0.25in" fo:margin-right="0in" fo:text-indent="0in" style:auto-text-indent="false">
        <style:tab-stops/>
      </style:paragraph-properties>
    </style:style>
    <style:style style:name="P6" style:family="paragraph" style:parent-style-name="Standard">
      <style:paragraph-properties fo:margin-left="0.5in" fo:margin-right="0in" fo:text-indent="0in" style:auto-text-indent="false">
        <style:tab-stops/>
      </style:paragraph-properties>
    </style:style>
    <style:style style:name="P7" style:family="paragraph" style:parent-style-name="Normal">
      <style:paragraph-properties fo:hyphenation-ladder-count="no-limit"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hyphenate="true"/>
    </style:style>
    <style:style style:name="P8" style:family="paragraph" style:parent-style-name="Standard" style:master-page-name="MP0">
      <style:paragraph-properties style:page-number="auto" fo:break-before="page"/>
    </style:style>
    <style:style style:name="P9" style:family="paragraph" style:parent-style-name="Standard" style:list-style-name="L1"/>
    <style:style style:name="P10" style:family="paragraph" style:parent-style-name="Standard" style:list-style-name="L2">
      <style:text-properties fo:font-weight="bold" style:font-weight-asian="bold"/>
    </style:style>
    <style:style style:name="T1" style:family="text">
      <style:text-properties fo:font-weight="bold" style:font-weight-asian="bold"/>
    </style:style>
    <style:style style:name="T2" style:family="text">
      <style:text-properties fo:color="#4472c4"/>
    </style:style>
    <style:style style:name="T3" style:family="text">
      <style:text-properties fo:color="#4472c4" style:language-asian="ko" style:country-asian="KR"/>
    </style:style>
    <style:style style:name="T4" style:family="text">
      <style:text-properties style:language-asian="ko" style:country-asian="KR"/>
    </style:style>
    <style:style style:name="T5" style:family="text">
      <style:text-properties style:font-name="Courier New" fo:font-size="10pt" style:letter-kerning="false" style:font-name-asian="Times New Roman" style:font-size-asian="10pt" style:language-asian="ko" style:country-asian="KR" style:font-name-complex="Courier New" style:font-size-complex="10pt" style:language-complex="ar" style:country-complex="SA"/>
    </style:style>
    <style:style style:name="T6" style:family="text">
      <style:text-properties style:font-name-asian="맑은 고딕"/>
    </style:style>
    <style:style style:name="T7" style:family="text">
      <style:text-properties style:text-position="super 67%"/>
    </style:style>
    <style:style style:name="T8" style:family="text">
      <style:text-properties officeooo:rsid="00135507"/>
    </style:style>
    <text:list-style style:name="L1">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Jong Park<text:tab/></text:p>
      <text:p text:style-name="Standard">CS 312 – System <text:span text:style-name="T8">Administration</text:span><text:tab/></text:p>
      <text:p text:style-name="Standard">HW 6 – Active Directory and DNS</text:p>
      <text:p text:style-name="Standard">May 13, 2019</text:p>
      <text:p text:style-name="Standard"/>
      <text:p text:style-name="P2">Linux Equivalents to Active Directory</text:p>
      <text:p text:style-name="P1">What are some possible equivalent services or implementations of the following Active Directory services that could be run on Linux: (20 points) </text:p>
      <text:p text:style-name="P3"/>
      <text:list xml:id="list2319923170" text:style-name="L1">
        <text:list-item>
          <text:p text:style-name="P9"><text:span text:style-name="Default_20_Paragraph_20_Font"><text:span text:style-name="T1">Domain Services</text:span></text:span>: Tracks information about members of the domain, including computers and users, in various directories. Also defines access rights to the devices, files, and services on the domain (Hint: Look into LDAP). </text:p>
        </text:list-item>
      </text:list>
      <text:p text:style-name="Standard"><text:span text:style-name="Default_20_Paragraph_20_Font"><text:span text:style-name="T1">Name</text:span></text:span>: OpenLDAP (Lightweight Directory Access Protocol).</text:p>
      <text:p text:style-name="Standard"><text:span text:style-name="Default_20_Paragraph_20_Font"><text:span text:style-name="T1">Advantage</text:span></text:span>: It’s free as beer, AND it’s free as speech. Microsoft AD will charge you a minimum of $1/user/month (exception of free tier). <text:span text:style-name="Default_20_Paragraph_20_Font"><text:span text:style-name="T2">[1]</text:span></text:span></text:p>
      <text:p text:style-name="Standard"><text:span text:style-name="Default_20_Paragraph_20_Font"><text:span text:style-name="T1">Disadvantage</text:span></text:span>: Microsoft AD has a GUI tools to get you started as soon as you install it. Whereas OpenLDAP’s Directory Information Tree (DIT) will have to be hand configured. It also could be used as an advantage if you want to design the DIT in a way it could be different from AD or make it fit to the existing AD network. <text:span text:style-name="Default_20_Paragraph_20_Font"><text:span text:style-name="T2">[2]</text:span></text:span></text:p>
      <text:p text:style-name="P6"/>
      <text:list xml:id="list205147669842061" text:continue-numbering="true" text:style-name="L1">
        <text:list-item>
          <text:p text:style-name="P9"><text:span text:style-name="Default_20_Paragraph_20_Font"><text:span text:style-name="T1">Certificate Services</text:span></text:span>: Generates and maintains a private/public key infrastructure. </text:p>
        </text:list-item>
      </text:list>
      <text:p text:style-name="Standard"><text:span text:style-name="Default_20_Paragraph_20_Font"><text:span text:style-name="T1">Name</text:span></text:span>: Kerberos (Network Protocol, UDP port 88) <text:span text:style-name="Default_20_Paragraph_20_Font"><text:span text:style-name="T2">[3]</text:span></text:span></text:p>
      <text:p text:style-name="Standard"><text:span text:style-name="Default_20_Paragraph_20_Font"><text:span text:style-name="T1">Description</text:span></text:span>: The protocol of the same name is used by both Windows and nix systems. However Windows does not use the program that was developed by MIT. </text:p>
      <text:p text:style-name="Standard"><text:span text:style-name="Default_20_Paragraph_20_Font"><text:span text:style-name="T1">Advantage</text:span></text:span>: It requires a user account, user clients and services on the server to all have trusted relationship to the Kerberos token server. Which means, unknown/untrusted clients without a user account will be denied. </text:p>
      <text:p text:style-name="Standard"><text:span text:style-name="Default_20_Paragraph_20_Font"><text:span text:style-name="T1">Disadvantage</text:span></text:span>: The authentication is limited by how many users the server can handle. Each server can use a different administration protocol and depending on the size of the network, the protocol will not be compatible between networks. </text:p>
      <text:p text:style-name="P6"/>
      <text:list xml:id="list205147553800494" text:continue-numbering="true" text:style-name="L1">
        <text:list-item>
          <text:p text:style-name="P9"><text:span text:style-name="Default_20_Paragraph_20_Font"><text:span text:style-name="T1">Federation Services</text:span></text:span>: Also known as Single-Sign-On, or SSO, this allows authenticating in just one place, and having access to all resources across the domain and with other connected services, domains, or technologies (websites, other domains, etc.). For example, your ONID access is federated across Google, OSU infrastructure, your Box account, etc. </text:p>
        </text:list-item>
      </text:list>
      <text:p text:style-name="Standard"><text:span text:style-name="Default_20_Paragraph_20_Font"><text:span text:style-name="T1">Name</text:span></text:span>: Distributed Access Control System (DACS)</text:p>
      <text:p text:style-name="Standard"><text:span text:style-name="Default_20_Paragraph_20_Font"><text:span text:style-name="T1">Description</text:span></text:span>: “DACS is a light-weight SSO and attribute-based access control system for web servers and server-based software.” It runs on FreeBSD, Linux, and macOS. <text:s/><text:span text:style-name="Default_20_Paragraph_20_Font"><text:span text:style-name="T2">[4]</text:span></text:span></text:p>
      <text:p text:style-name="Standard"><text:span text:style-name="Default_20_Paragraph_20_Font"><text:span text:style-name="T1">Advantage</text:span></text:span>: Open-source. Lots of functionalities are available as web-based API as well as command-line interfaces. “User passwords, imported user account names, and other potentially sensitive information are either not stored by DACS or are stored in encrypted form.” <text:span text:style-name="Default_20_Paragraph_20_Font"><text:span text:style-name="T2">[5]</text:span></text:span> It could be used with both LDAP and Microsoft AD account. </text:p>
      <text:p text:style-name="Standard"><text:span text:style-name="Default_20_Paragraph_20_Font"><text:span text:style-name="T1">Disadvantage</text:span></text:span>: As far as I could tell, there are not much drawbacks of DACS.</text:p>
      <text:p text:style-name="P4"/>
      <text:list xml:id="list205149115739298" text:continue-numbering="true" text:style-name="L1">
        <text:list-item>
          <text:p text:style-name="P9"><text:span text:style-name="Default_20_Paragraph_20_Font"><text:span text:style-name="T1">Rights Management Services</text:span></text:span>: Encrypted file management and access services. </text:p>
        </text:list-item>
      </text:list>
      <text:p text:style-name="Standard"><text:soft-page-break/><text:span text:style-name="Default_20_Paragraph_20_Font"><text:span text:style-name="T1">Name</text:span></text:span>: JumpCloud Directory-as-a-Service <text:span text:style-name="Default_20_Paragraph_20_Font"><text:span text:style-name="T2">[6]</text:span></text:span></text:p>
      <text:p text:style-name="Standard"><text:span text:style-name="Default_20_Paragraph_20_Font"><text:span text:style-name="T1">Advantage</text:span></text:span>: It is cross compatible with all systems and it could be used with both physical and cloud servers (AWS, GSP) as well as legacy web-based applications (JIRA, Sales force). It even has support for Dropbox, NAS and Samba file servers. It could be used wired and wireless since it is a service. </text:p>
      <text:p text:style-name="Standard"><text:span text:style-name="Default_20_Paragraph_20_Font"><text:span text:style-name="T1">Disadvantage</text:span></text:span>: Since it is a service, free tier only supports 10 users. This is a great service for small businesses but when the business or network grows, you will have to use the paid version of $3/user/month or pro version of $9/month that have full cross compatibility of all systems described above. <text:span text:style-name="Default_20_Paragraph_20_Font"><text:span text:style-name="T2">[7]</text:span></text:span></text:p>
      <text:p text:style-name="P2"/>
      <text:p text:style-name="P2">DNS Questions</text:p>
      <text:list xml:id="list2183401965" text:style-name="L2">
        <text:list-item>
          <text:p text:style-name="P10">What is a DNS A record? Give an example of one. (5 points) </text:p>
        </text:list-item>
      </text:list>
      <text:p text:style-name="P4">DNS A record (Address Record) <text:tab/>points a domain or subdomain to an IP address. It<text:span text:style-name="Default_20_Paragraph_20_Font"><text:span text:style-name="T4"> is used to point a logical domain. For example, “google.com” is pointed to their hosting server “216.58.194.206 (SFO server)” and “localhost” will be directed to “127.0.0.1.” </text:span></text:span><text:span text:style-name="Default_20_Paragraph_20_Font"><text:span text:style-name="T3">[8]</text:span></text:span></text:p>
      <text:p text:style-name="P6"/>
      <text:list xml:id="list205148752016994" text:continue-numbering="true" text:style-name="L2">
        <text:list-item>
          <text:p text:style-name="P10">What is a DNS SRV record? Give an example of one. (5 points) </text:p>
        </text:list-item>
      </text:list>
      <text:p text:style-name="P5">DNS Service record (SRV record) is a specification of data in DNS to define location (the hostname &amp; its port number) of servers for specified services. Session Initiation Protocol (SIP) and Extensible Messaging and Presence Protocol (XMPP) are some of the protocol that requires SRV support. The example of a SRV record in text format is:</text:p>
      <text:p text:style-name="P7"><text:span text:style-name="Default_20_Paragraph_20_Font"><text:span text:style-name="T5"><text:tab/>_sip._tcp.example.com. 86400 IN SRV 0 5 5060 sipserver.example.com.</text:span></text:span> </text:p>
      <text:p text:style-name="P5">It means SIP protocol services is using TCP protocol to points to <text:span text:style-name="HTML_20_Typewriter"><text:span text:style-name="T6">sipserver.example.com </text:span></text:span>with port 5060. The priority given is 0 with 5<text:span text:style-name="Default_20_Paragraph_20_Font"><text:span text:style-name="T7">th</text:span></text:span> weight in case of multiple 0 priorities.<text:span text:style-name="Default_20_Paragraph_20_Font"><text:span text:style-name="T2"> [9]</text:span></text:span></text:p>
      <text:p text:style-name="P5"/>
      <text:list xml:id="list205147946053341" text:continue-numbering="true" text:style-name="L2">
        <text:list-item>
          <text:p text:style-name="P10">What is the difference between a forward and reverse lookup DNS query? What special kind of DNS record is required to make this work? (5 points) </text:p>
        </text:list-item>
      </text:list>
      <text:p text:style-name="P4">Forward DNS lookup is using Internet domain name (google.com) to find an IP address (172.217.14.238 (Seattle server)). Reverse lookup is the opposite, using IP address to find a domain name. A <text:span text:style-name="Default_20_Paragraph_20_Font"><text:span text:style-name="T1">routing table</text:span></text:span> in the DNS server or router looks up the IP address of the address (URL) entered in the browser by the user. <text:span text:style-name="Default_20_Paragraph_20_Font"><text:span text:style-name="T2">[10]</text:span></text:span></text:p>
      <text:p text:style-name="List_20_Paragraph"/>
      <text:list xml:id="list205148201988210" text:continue-numbering="true" text:style-name="L2">
        <text:list-item>
          <text:p text:style-name="P10">Instead of using .local at the end of a domain name, like we’ve done in our reference server (cs312domain.local), the recommendation is that a true domain name be used, instead, with a real top-level-domain name. (5 points)</text:p>
        </text:list-item>
      </text:list>
      <text:p text:style-name="Normal">In order to run a domain, you need a server that can stores all the data of the domain and the server should be mapped to a static IP address so that it could be assigned a domain name. The advantage of that would be that you are not borrowing a server from some 3<text:span text:style-name="Default_20_Paragraph_20_Font"><text:span text:style-name="T7">rd</text:span></text:span> party server storage and can avoid fees. However, with that money you’re saving, you’re also paying with the electricity and service. If your website gets a DDoS or (just really popular like facebook), you it would limit the connection to number of wires running to the server x amount of Gbps it could handle per wire. <text:s/></text:p>
      <text:p text:style-name="Standard"/>
      <text:p text:style-name="Standard"/>
      <text:p text:style-name="Standard">Sources:</text:p>
      <text:p text:style-name="Standard"><text:soft-page-break/>[1] <text:a xlink:type="simple" xlink:href="https://azure.microsoft.com/en-us/pricing/details/active-directory/" office:target-frame-name="_top" xlink:show="replace" text:style-name="Internet_20_link" text:visited-style-name="Visited_20_Internet_20_Link"><text:span text:style-name="Hyperlink">https://azure.microsoft.com/en-us/pricing/details/active-directory/</text:span></text:a></text:p>
      <text:p text:style-name="Standard">[2] <text:a xlink:type="simple" xlink:href="https://stackoverflow.com/questions/997424/active-directory-vs-openldap" office:target-frame-name="_top" xlink:show="replace" text:style-name="Internet_20_link" text:visited-style-name="Visited_20_Internet_20_Link"><text:span text:style-name="Hyperlink">https://stackoverflow.com/questions/997424/active-directory-vs-openldap</text:span></text:a></text:p>
      <text:p text:style-name="Standard">[3] <text:a xlink:type="simple" xlink:href="https://www.wikiwand.com/en/Kerberos_(protocol)" office:target-frame-name="_top" xlink:show="replace" text:style-name="Internet_20_link" text:visited-style-name="Visited_20_Internet_20_Link"><text:span text:style-name="Hyperlink">https://www.wikiwand.com/en/Kerberos_(protocol)</text:span></text:a></text:p>
      <text:p text:style-name="Standard">[4] <text:a xlink:type="simple" xlink:href="https://www.wikiwand.com/en/Distributed_Access_Control_System" office:target-frame-name="_top" xlink:show="replace" text:style-name="Internet_20_link" text:visited-style-name="Visited_20_Internet_20_Link"><text:span text:style-name="Hyperlink">https://www.wikiwand.com/en/Distributed_Access_Control_System</text:span></text:a><text:span text:style-name="Hyperlink"> </text:span></text:p>
      <text:p text:style-name="Standard">[5] <text:a xlink:type="simple" xlink:href="https://dacs.dss.ca/exec-overview.html" office:target-frame-name="_top" xlink:show="replace" text:style-name="Internet_20_link" text:visited-style-name="Visited_20_Internet_20_Link"><text:span text:style-name="Hyperlink">https://dacs.dss.ca/exec-overview.html</text:span></text:a></text:p>
      <text:p text:style-name="Standard">[6] <text:a xlink:type="simple" xlink:href="https://jumpcloud.com/blog/cheaper-alternative-active-directory/" office:target-frame-name="_top" xlink:show="replace" text:style-name="Internet_20_link" text:visited-style-name="Visited_20_Internet_20_Link"><text:span text:style-name="Hyperlink">https://jumpcloud.com/blog/cheaper-alternative-active-directory/</text:span></text:a></text:p>
      <text:p text:style-name="Standard">[7] <text:a xlink:type="simple" xlink:href="https://jumpcloud.com/pricing/" office:target-frame-name="_top" xlink:show="replace" text:style-name="Internet_20_link" text:visited-style-name="Visited_20_Internet_20_Link"><text:span text:style-name="Hyperlink">https://jumpcloud.com/pricing/</text:span></text:a></text:p>
      <text:p text:style-name="Standard">[8] <text:a xlink:type="simple" xlink:href="https://my.bluehost.com/hosting/help/whats-an-a-record" office:target-frame-name="_top" xlink:show="replace" text:style-name="Internet_20_link" text:visited-style-name="Visited_20_Internet_20_Link"><text:span text:style-name="Hyperlink">https://my.bluehost.com/hosting/help/whats-an-a-record</text:span></text:a></text:p>
      <text:p text:style-name="Standard">[9] <text:a xlink:type="simple" xlink:href="https://www.wikiwand.com/en/SRV_record" office:target-frame-name="_top" xlink:show="replace" text:style-name="Internet_20_link" text:visited-style-name="Visited_20_Internet_20_Link"><text:span text:style-name="Hyperlink">https://www.wikiwand.com/en/SRV_record</text:span></text:a></text:p>
      <text:p text:style-name="Standard">[10] <text:a xlink:type="simple" xlink:href="https://searchnetworking.techtarget.com/definition/Forward-DNS-lookup" office:target-frame-name="_top" xlink:show="replace" text:style-name="Internet_20_link" text:visited-style-name="Visited_20_Internet_20_Link"><text:span text:style-name="Hyperlink">https://searchnetworking.techtarget.com/definition/Forward-DNS-lookup</text:span></text:a></text:p>
      <text:p text:style-name="Standard"/>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맑은 고딕" svg:font-family="'맑은 고딕'" style:font-family-generic="moder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맑은 고딕"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맑은 고딕"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ate" style:family="paragraph" style:parent-style-name="Normal" style:next-style-name="Normal">
      <style:paragraph-properties fo:hyphenation-ladder-count="no-limit"/>
      <style:text-properties style:font-name-complex="Mangal" style:font-family-complex="Mangal" style:font-family-generic-complex="roman" style:font-pitch-complex="variable" style:font-size-complex="10.5pt"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HTML_20_Preformatted" style:display-name="HTML Preformatted" style:family="paragraph" style:parent-style-name="Normal">
      <style:paragraph-properties fo:hyphenation-ladder-count="no-limit"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ko" style:country-asian="KR" style:font-name-complex="Courier New" style:font-family-complex="'Courier New'" style:font-family-generic-complex="modern" style:font-pitch-complex="fixed" style:font-size-complex="10pt" style:language-complex="ar" style:country-complex="SA" fo:hyphenate="true"/>
    </style:style>
    <style:style style:name="Default_20_Paragraph_20_Font" style:display-name="Default Paragraph Font" style:family="text"/>
    <style:style style:name="Date_20_Char" style:display-name="Date Char" style:family="text" style:parent-style-name="Default_20_Paragraph_20_Font">
      <style:text-properties style:font-name-complex="Mangal" style:font-family-complex="Mangal" style:font-family-generic-complex="roman" style:font-pitch-complex="variable" style:font-size-complex="10.5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ko" style:country-asian="KR" style:font-name-complex="Courier New" style:font-family-complex="'Courier New'" style:font-family-generic-complex="modern" style:font-pitch-complex="fixed" style:font-size-complex="10pt" style:language-complex="ar" style:country-complex="SA"/>
    </style:style>
    <style:style style:name="HTML_20_Typewriter" style:display-name="HTML Typewriter" style:family="text" style:parent-style-name="Default_20_Paragraph_20_Fon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181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19-05-06T12:01:00Z</meta:creation-date>
    <dc:date>2019-05-25T20:51:47.099354187</dc:date>
    <meta:print-date>2019-05-15T06:40:00Z</meta:print-date>
    <meta:editing-cycles>54</meta:editing-cycles>
    <meta:editing-duration>PT14H43M18S</meta:editing-duration>
    <meta:document-statistic meta:table-count="0" meta:image-count="0" meta:object-count="0" meta:page-count="3" meta:paragraph-count="47" meta:word-count="972" meta:character-count="6310" meta:non-whitespace-character-count="5367"/>
    <meta:template xlink:type="simple" xlink:actuate="onRequest" xlink:title="" xlink:href="Normal.dotm"/>
  </office:meta>
</office:document-meta>
</file>